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360</text:p>
          </table:table-cell>
          <table:table-cell table:style-name="ce1" office:value-type="string">
            <text:p>文理・はじめてのおけいこ</text:p>
            <text:p>色々なパンの形を描いていきます。</text:p>
          </table:table-cell>
          <table:table-cell table:style-name="ce1" office:value-type="string">
            <text:p>日本将棋連盟「将棋の基礎知識」</text:p>
            <text:p>決着の付け方・王手と詰み</text:p>
          </table:table-cell>
          <table:table-cell table:style-name="ce1" office:value-type="string">
            <text:p>サイト「将棋ルール．ｃｏｍ」</text:p>
            <text:p>金も成駒は無い。敵陣に入っても金のままだ。</text:p>
          </table:table-cell>
          <table:table-cell table:style-name="ce3" office:value-type="string">
            <text:p>練習局面課題演習　金沢将棋３００　レベル２４　１周目　第１問</text:p>
            <text:p>０．０００４１％　－４０５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361</text:p>
          </table:table-cell>
          <table:table-cell table:style-name="ce1" office:value-type="string">
            <text:p>文理・はじめてのおけいこ</text:p>
            <text:p>積み木の道を通りながら直角に曲がる線の練習～。</text:p>
          </table:table-cell>
          <table:table-cell table:style-name="ce1" office:value-type="string">
            <text:p>日本将棋連盟「将棋の基礎知識」</text:p>
            <text:p>反則について</text:p>
          </table:table-cell>
          <table:table-cell table:style-name="ce1" office:value-type="string">
            <text:p>サイト「将棋ルール．ｃｏｍ」</text:p>
            <text:p>銀将の動かし方。横と後ろには進めない。攻めにも守りにも使われ、１枚を攻めに、１枚を守りにという使われ方が多い。</text:p>
          </table:table-cell>
          <table:table-cell table:style-name="ce1" office:value-type="string">
            <text:p>練習局面課題演習　金沢将棋３００　レベル２５　１周目　第１問</text:p>
            <text:p>０．０００４１％　－４０５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362</text:p>
          </table:table-cell>
          <table:table-cell office:value-type="string">
            <text:p>文理・はじめてのおけいこ</text:p>
            <text:p>基本の形の練習。丸・三角・四角・アーチ型</text:p>
          </table:table-cell>
          <table:table-cell office:value-type="string">
            <text:p>日本将棋連盟「将棋の基礎知識」</text:p>
            <text:p>実際に指してみる方法</text:p>
          </table:table-cell>
          <table:table-cell office:value-type="string">
            <text:p>サイト「将棋ルール．ｃｏｍ」</text:p>
            <text:p>銀将は成ると成銀となる。金と同じ動きに。</text:p>
          </table:table-cell>
          <table:table-cell office:value-type="string">
            <text:p>練習局面課題演習　激指定跡道場４　指導対局　８級　竹俣紅　１周目　第１問</text:p>
            <text:p>０．０００４１％　－４０５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363</text:p>
          </table:table-cell>
          <table:table-cell table:style-name="ce1" office:value-type="string">
            <text:p>文理・はじめてのおけいこ</text:p>
            <text:p>階段状の線の練習。</text:p>
          </table:table-cell>
          <table:table-cell table:style-name="ce1" office:value-type="string">
            <text:p>日本将棋連盟「将棋の基礎知識」</text:p>
            <text:p>プロ棋界。情報が更新されて棋戦の特別協賛が増えていました。ユニークな棋戦名になっていますね。</text:p>
          </table:table-cell>
          <table:table-cell table:style-name="ce1" office:value-type="string">
            <text:p>サイト「将棋ルール．ｃｏｍ」</text:p>
            <text:p>桂馬の動かし方。斜め前方の一マス越えた先に動ける。前の駒を唯一飛び越せる駒。</text:p>
          </table:table-cell>
          <table:table-cell table:style-name="ce1" office:value-type="string">
            <text:p>練習局面課題演習　やねうら王　６級　１周目　第１問</text:p>
            <text:p>０．０００４１％　－４０５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 table:number-rows-repeated="3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3"/>
          <table:table-cell/>
          <table:table-cell table:style-name="ce1" table:number-columns-repeated="20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154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7">2022/05/07</text:date>, <text:time>00:1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10H48M3S</meta:editing-duration>
    <meta:editing-cycles>118</meta:editing-cycles>
    <meta:generator>OpenOffice/4.1.6$Win32 OpenOffice.org_project/416m1$Build-9790</meta:generator>
    <dc:date>2022-05-07T00:16:52.85</dc:date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